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ubscriberInfo.createSubscriberMethod( String methodName , Class &lt; ? &gt; eventType , ThreadMode threadMode , int priority , boolean stick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ubscriberInfo.getSubscrib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ubscriberInfo.AbstractSubscriberInfo( Class subscriberClass , Class &lt; ? extends SubscriberInfo &gt; superSubscriberInfoClass , boolean shouldCheckSup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ubscriberInfo.shouldCheck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ubscriberInfo.createSubscriberMethod( String methodName , Class &lt; ? &gt; eventType , ThreadMode thread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ubscriberInfo.createSubscriberMethod( String methodName , Class &lt; ? &gt; ev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ubscriberInfo.getSuperSubscriberInfo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